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AA00000071C728CA059359864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46cm" svg:y1="15.788cm" svg:x2="12.453cm" svg:y2="15.788cm">
            <text:p/>
          </draw:line>
          <draw:frame draw:style-name="gr2" draw:text-style-name="P2" draw:layer="layout" svg:width="3.576cm" svg:height="0.948cm" svg:x="9.358cm" svg:y="15.8cm">
            <draw:image xlink:href="Pictures/10000000000001AA00000071C728CA0593598647.jpg" xlink:type="simple" xlink:show="embed" xlink:actuate="onLoad">
              <text:p/>
            </draw:image>
          </draw:frame>
          <draw:line draw:style-name="gr1" draw:text-style-name="P1" draw:layer="layout" svg:x1="9.463cm" svg:y1="15.886cm" svg:x2="9.463cm" svg:y2="15.686cm">
            <text:p/>
          </draw:line>
          <draw:line draw:style-name="gr1" draw:text-style-name="P1" draw:layer="layout" svg:x1="12.445cm" svg:y1="15.886cm" svg:x2="12.445cm" svg:y2="15.686cm">
            <text:p/>
          </draw:line>
          <draw:frame draw:style-name="gr3" draw:text-style-name="P4" draw:layer="layout" svg:width="0.232cm" svg:height="0.38cm" svg:x="9.219cm" svg:y="15.484cm">
            <draw:text-box>
              <text:p text:style-name="P3"><text:span text:style-name="T1">K</text:span></text:p>
            </draw:text-box>
          </draw:frame>
          <draw:frame draw:style-name="gr3" draw:text-style-name="P4" draw:layer="layout" svg:width="0.232cm" svg:height="0.38cm" svg:x="12.482cm" svg:y="15.483cm">
            <draw:text-box>
              <text:p text:style-name="P3"><text:span text:style-name="T1">L</text:span></text:p>
            </draw:text-box>
          </draw:frame>
          <draw:circle draw:style-name="gr4" draw:text-style-name="P1" draw:layer="layout" svg:width="4.5cm" svg:height="4.5cm" svg:x="7.208cm" svg:y="13.535cm" draw:kind="arc" draw:start-angle="34.27" draw:end-angle="71.14">
            <text:p/>
          </draw:circle>
          <draw:circle draw:style-name="gr4" draw:text-style-name="P1" draw:layer="layout" svg:width="4.996cm" svg:height="4.996cm" svg:x="9.955cm" svg:y="13.287cm" draw:kind="arc" draw:start-angle="115.26" draw:end-angle="149">
            <text:p/>
          </draw:circle>
          <draw:line draw:style-name="gr4" draw:text-style-name="P1" draw:layer="layout" svg:x1="9.471cm" svg:y1="15.78cm" svg:x2="10.758cm" svg:y2="13.955cm">
            <text:p/>
          </draw:line>
          <draw:line draw:style-name="gr4" draw:text-style-name="P1" draw:layer="layout" svg:x1="10.764cm" svg:y1="13.948cm" svg:x2="12.436cm" svg:y2="15.78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57:46.708514570</meta:creation-date>
    <dc:date>2018-02-26T12:58:02.798526937</dc:date>
    <meta:editing-duration>PT16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